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mid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le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08" table:formula="of:=[.C2]+72" table:style-name="ce1">
            <text:p>108</text:p>
          </table:table-cell>
          <table:table-cell office:value-type="float" office:value="180" table:formula="of:=[.D2]+72" table:style-name="ce1">
            <text:p>180</text:p>
          </table:table-cell>
          <table:table-cell office:value-type="float" office:value="252" table:formula="of:=[.E2]+72" table:style-name="ce1">
            <text:p>252</text:p>
          </table:table-cell>
          <table:table-cell office:value-type="float" office:value="324" table:formula="of:=[.F2]+72" table:style-name="ce1">
            <text:p>3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690" table:style-name="ce1">
            <text:p>690</text:p>
          </table:table-cell>
          <table:table-cell office:value-type="float" office:value="778.167787843871" table:formula="of:=[.$B$3]+[.$B$7]*SIN([.C2]/180*PI())" table:style-name="ce2">
            <text:p>778</text:p>
          </table:table-cell>
          <table:table-cell office:value-type="float" office:value="832.6584774442731" table:formula="of:=[.$B$3]+[.$B$7]*SIN([.D2]/180*PI())" table:style-name="ce2">
            <text:p>833</text:p>
          </table:table-cell>
          <table:table-cell office:value-type="float" office:value="690" table:formula="of:=[.$B$3]+[.$B$7]*SIN([.E2]/180*PI())" table:style-name="ce2">
            <text:p>690</text:p>
          </table:table-cell>
          <table:table-cell office:value-type="float" office:value="547.34152255572701" table:formula="of:=[.$B$3]+[.$B$7]*SIN([.F2]/180*PI())" table:style-name="ce2">
            <text:p>547</text:p>
          </table:table-cell>
          <table:table-cell office:value-type="float" office:value="601.832212156129" table:formula="of:=[.$B$3]+[.$B$7]*SIN([.G2]/180*PI())" table:style-name="ce2">
            <text:p>6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</text:p>
          </table:table-cell>
          <table:table-cell office:value-type="float" office:value="350" table:style-name="ce1">
            <text:p>350</text:p>
          </table:table-cell>
          <table:table-cell office:value-type="float" office:value="228.64745084375789" table:formula="of:=[.$B$4]-[.$B$7]*COS([.C2]/180*PI())" table:style-name="ce2">
            <text:p>229</text:p>
          </table:table-cell>
          <table:table-cell office:value-type="float" office:value="396.35254915624211" table:formula="of:=[.$B$4]-[.$B$7]*COS([.D2]/180*PI())" table:style-name="ce2">
            <text:p>396</text:p>
          </table:table-cell>
          <table:table-cell office:value-type="float" office:value="500" table:formula="of:=[.$B$4]-[.$B$7]*COS([.E2]/180*PI())" table:style-name="ce2">
            <text:p>500</text:p>
          </table:table-cell>
          <table:table-cell office:value-type="float" office:value="396.35254915624216" table:formula="of:=[.$B$4]-[.$B$7]*COS([.F2]/180*PI())" table:style-name="ce2">
            <text:p>396</text:p>
          </table:table-cell>
          <table:table-cell office:value-type="float" office:value="228.64745084375789" table:formula="of:=[.$B$4]-[.$B$7]*COS([.G2]/180*PI())" table:style-name="ce2">
            <text:p>229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</text:p>
          </table:table-cell>
          <table:table-cell office:value-type="float" office:value="150" table:style-name="ce1">
            <text:p>150</text:p>
          </table:table-cell>
          <table:table-cell table:number-columns-repeated="16382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GE User</meta:initial-creator>
    <dc:creator>GE User</dc:creator>
    <meta:creation-date>2019-02-23T10:34:27Z</meta:creation-date>
    <dc:date>2019-03-11T14:24:33Z</dc:date>
  </office:meta>
</office:document-meta>
</file>